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4b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apt update</text:p>
      <text:p text:style-name="Standard"><text:s text:c="4"/>2 <text:s/>sudo nano /etc/resolv.conf </text:p>
      <text:p text:style-name="Standard"><text:s text:c="4"/>3 <text:s/>sudo apt update</text:p>
      <text:p text:style-name="Standard"><text:s text:c="4"/>4 <text:s/>sudo apt upgrade</text:p>
      <text:p text:style-name="Standard"><text:s text:c="4"/>5 <text:s/>sudo apt install gcc++</text:p>
      <text:p text:style-name="Standard"><text:s text:c="4"/>6 <text:s/>sudo apt install gcc</text:p>
      <text:p text:style-name="Standard"><text:s text:c="4"/>7 <text:s/>sudo apt install build-essentials</text:p>
      <text:p text:style-name="Standard"><text:s text:c="4"/>8 <text:s/>sudo apt install build-essential</text:p>
      <text:p text:style-name="Standard"><text:s text:c="4"/>9 <text:s/>sudo apt install gdb</text:p>
      <text:p text:style-name="Standard"><text:s text:c="3"/>10 <text:s/>init 0</text:p>
      <text:p text:style-name="Standard"><text:s text:c="3"/>11 <text:s/>gcc --version</text:p>
      <text:p text:style-name="Standard"><text:s text:c="3"/>12 <text:s/>cd "/home/rps/Desktop/C Demo/" &amp;&amp; gcc first.c -o first &amp;&amp; "/home/rps/Desktop/C Demo/"first</text:p>
      <text:p text:style-name="Standard"><text:s text:c="3"/>13 <text:s/>sudo su</text:p>
      <text:p text:style-name="Standard"><text:s text:c="3"/>14 <text:s/>tar xvfz node_exporter-1.7.0.linux-amd64.tar.gz </text:p>
      <text:p text:style-name="Standard"><text:s text:c="3"/>15 <text:s/>cd node_exporter-1.7.0.linux-amd64/</text:p>
      <text:p text:style-name="Standard"><text:s text:c="3"/>16 <text:s/>sudo mv node_exporter /usr/local/bin/</text:p>
      <text:p text:style-name="Standard"><text:s text:c="3"/>17 <text:s/>sudo tee /etc/systemd/system/node_exporter.service&lt;&lt;EOF</text:p>
      <text:p text:style-name="Standard"><text:s text:c="3"/>18 <text:s/>[Unit]</text:p>
      <text:p text:style-name="Standard"><text:s text:c="3"/>19 <text:s/>Description=Node Exporter</text:p>
      <text:p text:style-name="Standard"><text:s text:c="3"/>20 <text:s/>After=network.target</text:p>
      <text:p text:style-name="Standard"><text:s text:c="3"/>21 <text:s text:c="2"/></text:p>
      <text:p text:style-name="Standard"><text:s text:c="3"/>22 <text:s/>[Service]</text:p>
      <text:p text:style-name="Standard"><text:s text:c="3"/>23 <text:s/>User=rps</text:p>
      <text:p text:style-name="Standard"><text:s text:c="3"/>24 <text:s/>Group=rps</text:p>
      <text:p text:style-name="Standard"><text:s text:c="3"/>25 <text:s/>Type=simple</text:p>
      <text:p text:style-name="Standard"><text:s text:c="3"/>26 <text:s/>ExecStart=/usr/local/bin/node_exporter</text:p>
      <text:p text:style-name="Standard"><text:s text:c="3"/>30 <text:s/>EOF</text:p>
      <text:p text:style-name="Standard"><text:s text:c="3"/>31 <text:s/>sudo systemctl daemon-reload</text:p>
      <text:p text:style-name="Standard"><text:s text:c="3"/>32 <text:s/>sudo systemctl start node_exporter</text:p>
      <text:p text:style-name="Standard"><text:s text:c="3"/>33 <text:s/>sudo systemctl enable node_exporter</text:p>
      <text:p text:style-name="Standard"><text:s text:c="3"/>34 <text:s/>sudo systemctl status node_exporter</text:p>
      <text:p text:style-name="Standard"><text:s text:c="3"/>35 <text:s/>sudo apt install gcc</text:p>
      <text:p text:style-name="Standard"><text:s text:c="3"/>36 <text:s/>sudo apt install git</text:p>
      <text:p text:style-name="Standard"><text:s text:c="3"/>37 <text:s/>sudo apt install make</text:p>
      <text:p text:style-name="Standard"><text:s text:c="3"/>38 <text:s/>sudo apt install vim</text:p>
      <text:p text:style-name="Standard"><text:s text:c="3"/>39 <text:s/>sudo apt install g++</text:p>
      <text:p text:style-name="Standard"><text:s text:c="3"/>40 <text:s/>sudo apt install gedit</text:p>
      <text:p text:style-name="Standard"><text:s text:c="3"/>41 <text:s/>sudo apt install cmake</text:p>
      <text:p text:style-name="Standard"><text:s text:c="3"/>42 <text:s/>sudo apt install g++</text:p>
      <text:p text:style-name="Standard"><text:s text:c="3"/>43 <text:s/>df -h</text:p>
      <text:p text:style-name="Standard"><text:s text:c="3"/>44 <text:s/>sudo apt update</text:p>
      <text:p text:style-name="Standard"><text:s text:c="3"/>45 <text:s/>sudo apt upgrade</text:p>
      <text:p text:style-name="Standard"><text:s text:c="3"/>46 <text:s/>sudo reboot</text:p>
      <text:p text:style-name="Standard"><text:s text:c="3"/>47 <text:s/>ls</text:p>
      <text:p text:style-name="Standard"><text:s text:c="3"/>48 <text:s/>man</text:p>
      <text:p text:style-name="Standard"><text:s text:c="3"/>49 <text:s/>manual</text:p>
      <text:p text:style-name="Standard"><text:s text:c="3"/>50 <text:s/>man man</text:p>
      <text:p text:style-name="Standard"><text:s text:c="3"/>51 <text:s/>ls</text:p>
      <text:p text:style-name="Standard"><text:s text:c="3"/>52 <text:s/>ls -a</text:p>
      <text:p text:style-name="Standard"><text:s text:c="3"/>53 <text:s/>ls -lh</text:p>
      <text:p text:style-name="Standard"><text:s text:c="3"/>54 <text:s/>ls -ls</text:p>
      <text:p text:style-name="Standard"><text:soft-page-break/><text:s text:c="3"/>55 <text:s/>ls -ltr</text:p>
      <text:p text:style-name="Standard"><text:s text:c="3"/>56 <text:s/>mkdir fruits</text:p>
      <text:p text:style-name="Standard"><text:s text:c="3"/>57 <text:s/>cd fruits</text:p>
      <text:p text:style-name="Standard"><text:s text:c="3"/>58 <text:s/>cd ..</text:p>
      <text:p text:style-name="Standard"><text:s text:c="3"/>59 <text:s/>mkdir fruits</text:p>
      <text:p text:style-name="Standard"><text:s text:c="3"/>60 <text:s/>mkdir cars</text:p>
      <text:p text:style-name="Standard"><text:s text:c="3"/>61 <text:s/>cd fruits</text:p>
      <text:p text:style-name="Standard"><text:s text:c="3"/>62 <text:s/>cd ../cars</text:p>
      <text:p text:style-name="Standard"><text:s text:c="3"/>63 <text:s/>cd /etc</text:p>
      <text:p text:style-name="Standard"><text:s text:c="3"/>64 <text:s/>pwd</text:p>
      <text:p text:style-name="Standard"><text:s text:c="3"/>65 <text:s/>cd ..</text:p>
      <text:p text:style-name="Standard"><text:s text:c="4"/>61 <text:s/>cd fruits</text:p>
      <text:p text:style-name="Standard"><text:s text:c="3"/>62 <text:s/>cd ../cars</text:p>
      <text:p text:style-name="Standard"><text:s text:c="3"/>63 <text:s/>cd /etc</text:p>
      <text:p text:style-name="Standard"><text:s text:c="3"/>64 <text:s/>pwd</text:p>
      <text:p text:style-name="Standard"><text:s text:c="3"/>65 <text:s/>cd ..</text:p>
      <text:p text:style-name="Standard"><text:s text:c="3"/>66 <text:s/>rmdir fruits</text:p>
      <text:p text:style-name="Standard"><text:s text:c="3"/>67 <text:s/>ls</text:p>
      <text:p text:style-name="Standard"><text:s text:c="3"/>68 <text:s/>rmdir cars</text:p>
      <text:p text:style-name="Standard"><text:s text:c="3"/>69 <text:s/>rm -rf fruits</text:p>
      <text:p text:style-name="Standard"><text:s text:c="3"/>70 <text:s/>touch test</text:p>
      <text:p text:style-name="Standard"><text:s text:c="3"/>71 <text:s/>cd..</text:p>
      <text:p text:style-name="Standard"><text:s text:c="3"/>72 <text:s/>cd ..</text:p>
      <text:p text:style-name="Standard"><text:s text:c="3"/>73 <text:s/>cd .. /</text:p>
      <text:p text:style-name="Standard"><text:s text:c="3"/>74 <text:s/>cd ../etc</text:p>
      <text:p text:style-name="Standard"><text:s text:c="3"/>75 <text:s/>cd ..</text:p>
      <text:p text:style-name="Standard"><text:s text:c="3"/>76 <text:s/>cd ../..</text:p>
      <text:p text:style-name="Standard"><text:s text:c="3"/>77 <text:s/>pwd</text:p>
      <text:p text:style-name="Standard"><text:s text:c="3"/>78 <text:s/>cd ..</text:p>
      <text:p text:style-name="Standard"><text:s text:c="3"/>79 <text:s/>cd ../</text:p>
      <text:p text:style-name="Standard"><text:s text:c="3"/>80 <text:s/>touch test</text:p>
      <text:p text:style-name="Standard"><text:s text:c="3"/>81 <text:s/>exit</text:p>
      <text:p text:style-name="Standard"><text:s text:c="3"/>82 <text:s/>histroy</text:p>
      <text:p text:style-name="Standard"><text:s text:c="3"/>83 <text:s/>ls</text:p>
      <text:p text:style-name="Standard"><text:s text:c="3"/>84 <text:s/>ls -a</text:p>
      <text:p text:style-name="Standard"><text:s text:c="3"/>85 <text:s/>ls -h</text:p>
      <text:p text:style-name="Standard"><text:s text:c="3"/>86 <text:s/>ls -la</text:p>
      <text:p text:style-name="Standard"><text:s text:c="3"/>87 <text:s/>ls -lh</text:p>
      <text:p text:style-name="Standard"><text:s text:c="3"/>88 <text:s/>ls -ltr</text:p>
      <text:p text:style-name="Standard"><text:s text:c="3"/>89 <text:s/>mkdir fruits</text:p>
      <text:p text:style-name="Standard"><text:s text:c="3"/>90 <text:s/>mkdir nithya</text:p>
      <text:p text:style-name="Standard"><text:s text:c="3"/>91 <text:s/>cd nithya</text:p>
      <text:p text:style-name="Standard"><text:s text:c="3"/>92 <text:s/>cd ..</text:p>
      <text:p text:style-name="Standard"><text:s text:c="3"/>93 <text:s/>pwd95 <text:s/>ls</text:p>
      <text:p text:style-name="Standard"><text:s text:c="3"/>96 <text:s/>ls -a</text:p>
      <text:p text:style-name="Standard"><text:s text:c="3"/>97 <text:s/>cd nithya</text:p>
      <text:p text:style-name="Standard"><text:s text:c="3"/>98 <text:s/>ls</text:p>
      <text:p text:style-name="Standard"><text:s text:c="3"/>99 <text:s/>rmkdir patil</text:p>
      <text:p text:style-name="Standard"><text:s text:c="2"/>100 <text:s/>rmdir patil</text:p>
      <text:p text:style-name="Standard"><text:s text:c="2"/>101 <text:s/>ls</text:p>
      <text:p text:style-name="Standard"><text:s text:c="2"/>102 <text:s/>makdir cars</text:p>
      <text:p text:style-name="Standard"><text:s text:c="2"/>103 <text:s/>mkdir car</text:p>
      <text:p text:style-name="Standard"><text:soft-page-break/><text:s text:c="2"/>104 <text:s/>ls</text:p>
      <text:p text:style-name="Standard"><text:s text:c="2"/>105 <text:s/>rm -rf car</text:p>
      <text:p text:style-name="Standard"><text:s text:c="2"/>106 <text:s/>ls</text:p>
      <text:p text:style-name="Standard"><text:s text:c="2"/>107 <text:s/>touch test</text:p>
      <text:p text:style-name="Standard"><text:s text:c="2"/>108 <text:s/>mv pear new_pear</text:p>
      <text:p text:style-name="Standard"><text:s text:c="2"/>109 <text:s/>mv test test1</text:p>
      <text:p text:style-name="Standard"><text:s text:c="2"/>110 <text:s/>touch test</text:p>
      <text:p text:style-name="Standard"><text:s text:c="2"/>111 <text:s/>cp apple another_apple</text:p>
      <text:p text:style-name="Standard"><text:s text:c="2"/>112 <text:s/>cp test another_apple</text:p>
      <text:p text:style-name="Standard"><text:s text:c="2"/>113 <text:s/>cat test</text:p>
      <text:p text:style-name="Standard"><text:s text:c="2"/>114 <text:s/>ls</text:p>
      <text:p text:style-name="Standard"><text:s text:c="2"/>115 <text:s/>cat test</text:p>
      <text:p text:style-name="Standard"><text:s text:c="2"/>116 <text:s/>mkdir fruits</text:p>
      <text:p text:style-name="Standard"><text:s text:c="2"/>117 <text:s/>cp -r fruits cars</text:p>
      <text:p text:style-name="Standard"><text:s text:c="2"/>118 <text:s/>ls</text:p>
      <text:p text:style-name="Standard"><text:s text:c="2"/>119 <text:s/>open test</text:p>
      <text:p text:style-name="Standard"><text:s text:c="2"/>120 <text:s/>open fruits</text:p>
      <text:p text:style-name="Standard"><text:s text:c="2"/>121 <text:s/>open .</text:p>
      <text:p text:style-name="Standard"><text:s text:c="2"/>122 <text:s/>find . -name'*.fruits'</text:p>
      <text:p text:style-name="Standard"><text:s text:c="2"/>123 <text:s/>find . -name '*.fruits'</text:p>
      <text:p text:style-name="Standard"><text:s text:c="2"/>124 <text:s/>find . -type f -size +100c</text:p>
      <text:p text:style-name="Standard"><text:s text:c="2"/>125 <text:s/>find . -type f -mmin +3</text:p>
      <text:p text:style-name="Standard"><text:s text:c="2"/>126 <text:s/>find . -type f -mmin -3 -delete</text:p>
      <text:p text:style-name="Standard"><text:s text:c="2"/>127 <text:s/>ln file1 limk1</text:p>
      <text:p text:style-name="Standard"><text:s text:c="2"/>128 <text:s/>lns</text:p>
      <text:p text:style-name="Standard"><text:s text:c="2"/>129 <text:s/>ls</text:p>
      <text:p text:style-name="Standard"><text:s text:c="2"/>130 <text:s/>ln test link1</text:p>
      <text:p text:style-name="Standard"><text:s text:c="3"/></text:p>
      <text:p text:style-name="Standard"><text:s text:c="3"/>32 <text:s/>ln -s test slink1</text:p>
      <text:p text:style-name="Standard"><text:s text:c="2"/>133 <text:s/>rm test</text:p>
      <text:p text:style-name="Standard"><text:s text:c="2"/>134 <text:s/>ls</text:p>
      <text:p text:style-name="Standard"><text:s text:c="2"/>135 <text:s/>gzip test1</text:p>
      <text:p text:style-name="Standard"><text:s text:c="2"/>136 <text:s/>ls</text:p>
      <text:p text:style-name="Standard"><text:s text:c="2"/>137 <text:s/>gzip -c test1 &gt; test1.gz</text:p>
      <text:p text:style-name="Standard"><text:s text:c="2"/>138 <text:s/>gzip -k test1</text:p>
      <text:p text:style-name="Standard"><text:s text:c="2"/>139 <text:s/>gzip -k another_apple</text:p>
      <text:p text:style-name="Standard"><text:s text:c="2"/>140 <text:s/>ls</text:p>
      <text:p text:style-name="Standard"><text:s text:c="2"/>141 <text:s/>gunzip test1</text:p>
      <text:p text:style-name="Standard"><text:s text:c="2"/>142 <text:s/>gunzip test1.gz</text:p>
      <text:p text:style-name="Standard"><text:s text:c="2"/>143 <text:s/>ls</text:p>
      <text:p text:style-name="Standard"><text:s text:c="2"/>144 <text:s/>gunzip another_apple.gz</text:p>
      <text:p text:style-name="Standard"><text:s text:c="2"/>145 <text:s/>ls</text:p>
      <text:p text:style-name="Standard"><text:s text:c="2"/>146 <text:s/>tar -cf archive.tar file1 file2</text:p>
      <text:p text:style-name="Standard"><text:s text:c="2"/>147 <text:s/>touch file1 file2</text:p>
      <text:p text:style-name="Standard"><text:s text:c="2"/>148 <text:s/>tar -cf archive.tar file1 file2</text:p>
      <text:p text:style-name="Standard"><text:s text:c="2"/>149 <text:s/>ls</text:p>
      <text:p text:style-name="Standard"><text:s text:c="2"/>150 <text:s/>tar -xf archive.tar</text:p>
      <text:p text:style-name="Standard"><text:s text:c="2"/>151 <text:s/>ls</text:p>
      <text:p text:style-name="Standard"><text:s text:c="2"/>152 <text:s/>tar -xf archive.tar -C fruits</text:p>
      <text:p text:style-name="Standard"><text:s text:c="2"/>153 <text:s/>tar -tf archive.tar</text:p>
      <text:p text:style-name="Standard"><text:s text:c="2"/>154 <text:s/>alias ='ls-la'</text:p>
      <text:p text:style-name="Standard"><text:s text:c="2"/>155 <text:s/>rm file1 file2</text:p>
      <text:p text:style-name="Standard"><text:soft-page-break/><text:s text:c="2"/>156 <text:s/>cat file1 file2 &gt; file3</text:p>
      <text:p text:style-name="Standard"><text:s text:c="2"/>157 <text:s/>cat file1 file2</text:p>
      <text:p text:style-name="Standard"><text:s text:c="2"/>158 <text:s/>touch file3</text:p>
      <text:p text:style-name="Standard"><text:s text:c="2"/>159 <text:s/>cat file1 file2 &gt; file3</text:p>
      <text:p text:style-name="Standard"><text:s text:c="2"/>160 <text:s/>cat file3 &gt; file1</text:p>
      <text:p text:style-name="Standard"><text:s text:c="2"/>161 <text:s/>ls</text:p>
      <text:p text:style-name="Standard"><text:s text:c="2"/>162 <text:s/>vi file2</text:p>
      <text:p text:style-name="Standard"><text:s text:c="2"/>163 <text:s/>cat file2</text:p>
      <text:p text:style-name="Standard"><text:s text:c="2"/>164 <text:s/>ls</text:p>
      <text:p text:style-name="Standard"><text:s text:c="2"/>165 <text:s/>cat file1 | wc -l file1</text:p>
      <text:p text:style-name="Standard"><text:s text:c="2"/>166 <text:s/>cat file2 | wc -l file2</text:p>
      <text:p text:style-name="Standard"><text:s text:c="2"/>167 <text:s/>less file2</text:p>
      <text:p text:style-name="Standard"><text:s text:c="2"/>168 <text:s/>tail file2</text:p>
      <text:p text:style-name="Standard"><text:s text:c="2"/>169 <text:s/>head file1</text:p>
      <text:p text:style-name="Standard"><text:s text:c="2"/>170 <text:s/>head file2</text:p>
      <text:p text:style-name="Standard"><text:s text:c="3"/>170 <text:s/>head file2</text:p>
      <text:p text:style-name="Standard"><text:s text:c="2"/>171 <text:s/>vi file2</text:p>
      <text:p text:style-name="Standard"><text:s text:c="2"/>172 <text:s/>head file2</text:p>
      <text:p text:style-name="Standard"><text:s text:c="2"/>173 <text:s/>head -n 3 file2</text:p>
      <text:p text:style-name="Standard"><text:s text:c="2"/>174 <text:s/>tail -n -3 file2</text:p>
      <text:p text:style-name="Standard"><text:s text:c="2"/>175 <text:s/>less file2</text:p>
      <text:p text:style-name="Standard"><text:s text:c="2"/>176 <text:s/>echo file2</text:p>
      <text:p text:style-name="Standard"><text:s text:c="2"/>177 <text:s/>echo file2 &gt;&gt; file1</text:p>
      <text:p text:style-name="Standard"><text:s text:c="2"/>178 <text:s/>cat file1</text:p>
      <text:p text:style-name="Standard"><text:s text:c="2"/>179 <text:s/>ls -la | wc</text:p>
      <text:p text:style-name="Standard"><text:s text:c="2"/>180 <text:s/>wc -l file2</text:p>
      <text:p text:style-name="Standard"><text:s text:c="2"/>181 <text:s/>wc -c file2</text:p>
      <text:p text:style-name="Standard"><text:s text:c="2"/>182 <text:s/>wc -w file2</text:p>
      <text:p text:style-name="Standard"><text:s text:c="2"/>183 <text:s/>wc -m file2</text:p>
      <text:p text:style-name="Standard"><text:s text:c="2"/>184 <text:s/>grep -e file2</text:p>
      <text:p text:style-name="Standard"><text:s text:c="2"/>185 <text:s/>grep "my" file2</text:p>
      <text:p text:style-name="Standard"><text:s text:c="2"/>186 <text:s/>ls -al | grep -v "my" file2</text:p>
      <text:p text:style-name="Standard"><text:s text:c="2"/>187 <text:s/>grep -c "my" file2</text:p>
      <text:p text:style-name="Standard"><text:s text:c="2"/>188 <text:s/>grep -l "my" file2</text:p>
      <text:p text:style-name="Standard"><text:s text:c="2"/>189 <text:s/>ls -al | grep v file2</text:p>
      <text:p text:style-name="Standard"><text:s text:c="2"/>190 <text:s/>ls -al | grep -v file2</text:p>
      <text:p text:style-name="Standard"><text:s text:c="2"/>191 <text:s/>vi dognames</text:p>
      <text:p text:style-name="Standard"><text:s text:c="2"/>192 <text:s/>cat dognames</text:p>
      <text:p text:style-name="Standard"><text:s text:c="2"/>193 <text:s/>sort dognames</text:p>
      <text:p text:style-name="Standard"><text:s text:c="2"/>194 <text:s/>sort -u dognames</text:p>
      <text:p text:style-name="Standard"><text:s text:c="2"/>195 <text:s/>ls | sort</text:p>
      <text:p text:style-name="Standard"><text:s text:c="2"/>196 <text:s/>ls | uniq</text:p>
      <text:p text:style-name="Standard"><text:s text:c="2"/>197 <text:s/>sort dognames | uniq</text:p>
      <text:p text:style-name="Standard"><text:s text:c="2"/>198 <text:s/>sort dognames | uniq -d</text:p>
      <text:p text:style-name="Standard"><text:s text:c="2"/>199 <text:s/>sort dognames | uniq -c | sort -nr</text:p>
      <text:p text:style-name="Standard"><text:s text:c="2"/>200 <text:s/>sort dognames</text:p>
      <text:p text:style-name="Standard"><text:s text:c="2"/>201 <text:s/>cp file2 file1</text:p>
      <text:p text:style-name="Standard"><text:s text:c="2"/>202 <text:s/>cat file1</text:p>
      <text:p text:style-name="Standard"><text:s text:c="3"/>203 <text:s/>cp dognames file1</text:p>
      <text:p text:style-name="Standard"><text:s text:c="2"/>204 <text:s/>cat file1</text:p>
      <text:p text:style-name="Standard"><text:s text:c="2"/>205 <text:s/>vi file2</text:p>
      <text:p text:style-name="Standard"><text:s text:c="2"/>206 <text:s/>vi file1</text:p>
      <text:p text:style-name="Standard"><text:soft-page-break/><text:s text:c="2"/>207 <text:s/>diff file1 file2</text:p>
      <text:p text:style-name="Standard"><text:s text:c="2"/>208 <text:s/>diff file1 dognames</text:p>
      <text:p text:style-name="Standard"><text:s text:c="2"/>209 <text:s/>diff <text:s/>-y file1 dognames</text:p>
      <text:p text:style-name="Standard"><text:s text:c="2"/>210 <text:s/>diff <text:s/>-u file1 dognames</text:p>
      <text:p text:style-name="Standard"><text:s text:c="2"/>211 <text:s/>echo "hello"</text:p>
      <text:p text:style-name="Standard"><text:s text:c="2"/>212 <text:s/>echo *</text:p>
      <text:p text:style-name="Standard"><text:s text:c="2"/>213 <text:s/>echo ~</text:p>
      <text:p text:style-name="Standard"><text:s text:c="2"/>214 <text:s/>echo o*</text:p>
      <text:p text:style-name="Standard"><text:s text:c="2"/>215 <text:s/>echo 0*</text:p>
      <text:p text:style-name="Standard"><text:s text:c="2"/>216 <text:s/>echo $(ls -al)</text:p>
      <text:p text:style-name="Standard"><text:s text:c="2"/>217 <text:s/>echo "$(ls -al)"</text:p>
      <text:p text:style-name="Standard"><text:s text:c="2"/>218 <text:s/>echo {1..5}</text:p>
      <text:p text:style-name="Standard"><text:s text:c="2"/>219 <text:s/>echo {1...100}</text:p>
      <text:p text:style-name="Standard"><text:s text:c="2"/>220 <text:s/>echo {1..100}</text:p>
      <text:p text:style-name="Standard"><text:s text:c="2"/>221 <text:s/>chown nithya file1</text:p>
      <text:p text:style-name="Standard"><text:s text:c="2"/>222 <text:s/>echo $USER</text:p>
      <text:p text:style-name="Standard"><text:s text:c="2"/>223 <text:s/>id -un</text:p>
      <text:p text:style-name="Standard"><text:s text:c="2"/>224 <text:s/>whoami</text:p>
      <text:p text:style-name="Standard"><text:s text:c="2"/>225 <text:s/>chown rps file1</text:p>
      <text:p text:style-name="Standard"><text:s text:c="2"/>226 <text:s/>chown -R <text:s/>rps file1</text:p>
      <text:p text:style-name="Standard"><text:s text:c="2"/>227 <text:s/>chgrp linuxgroup file1</text:p>
      <text:p text:style-name="Standard"><text:s text:c="2"/>228 <text:s/>groupadd linuxgroup</text:p>
      <text:p text:style-name="Standard"><text:s text:c="2"/>229 <text:s/>groupadd linux</text:p>
      <text:p text:style-name="Standard"><text:s text:c="2"/>230 <text:s/>chmod 777 file1</text:p>
      <text:p text:style-name="Standard"><text:s text:c="2"/>231 <text:s/>umask </text:p>
      <text:p text:style-name="Standard"><text:s text:c="2"/>232 <text:s/>umask <text:s/>-S</text:p>
      <text:p text:style-name="Standard"><text:s text:c="2"/>233 <text:s/>du</text:p>
      <text:p text:style-name="Standard"><text:s text:c="2"/>234 <text:s/>du *</text:p>
      <text:p text:style-name="Standard"><text:s text:c="2"/>235 <text:s/>du -h</text:p>
      <text:p text:style-name="Standard"><text:s text:c="2"/>236 <text:s/>du -g</text:p>
      <text:p text:style-name="Standard"><text:s text:c="2"/>237 <text:s/>du -m</text:p>
      <text:p text:style-name="P1"><text:s text:c="2"/>238 <text:s/>du -ah</text:p>
      <text:p text:style-name="P1"><text:s text:c="2"/>239 <text:s/>df</text:p>
      <text:p text:style-name="P1"><text:s text:c="2"/>240 <text:s/>df -h</text:p>
      <text:p text:style-name="P1"><text:s text:c="2"/>241 <text:s/>basename</text:p>
      <text:p text:style-name="P1"><text:s text:c="2"/>242 <text:s/>basename --help</text:p>
      <text:p text:style-name="P1"><text:s text:c="2"/>243 <text:s/>ps</text:p>
      <text:p text:style-name="P1"><text:s text:c="2"/>244 <text:s/>ps ax:</text:p>
      <text:p text:style-name="P1"><text:s text:c="2"/>245 <text:s/>ps ax</text:p>
      <text:p text:style-name="P1"><text:s text:c="2"/>246 <text:s/>ps axww</text:p>
      <text:p text:style-name="P1"><text:s text:c="2"/>247 <text:s/>ps axww | grep "visual studi code"</text:p>
      <text:p text:style-name="P1"><text:s text:c="2"/>248 <text:s/>top</text:p>
      <text:p text:style-name="P1"><text:s text:c="2"/>249 <text:s/>top -o mem</text:p>
      <text:p text:style-name="P1"><text:s text:c="2"/>250 <text:s/>top -0 mem</text:p>
      <text:p text:style-name="P1"><text:s text:c="2"/>251 <text:s/>top mem</text:p>
      <text:p text:style-name="P1"><text:s text:c="2"/>252 <text:s/>jobs</text:p>
      <text:p text:style-name="P1"><text:s text:c="2"/>253 <text:s/>fg</text:p>
      <text:p text:style-name="P1"><text:s text:c="2"/>254 <text:s/>type ls</text:p>
      <text:p text:style-name="P1"><text:s text:c="2"/>255 <text:s/>echo $SHELL</text:p>
      <text:p text:style-name="P1"><text:s text:c="2"/>256 <text:s/>jobs</text:p>
      <text:p text:style-name="P1"><text:s text:c="2"/>257 <text:s/>type ls</text:p>
      <text:p text:style-name="P1"><text:s text:c="2"/>258 <text:s/>sudo bash</text:p>
      <text:p text:style-name="P1"><text:soft-page-break/><text:s text:c="2"/>259 <text:s/>netstat -at</text:p>
      <text:p text:style-name="P1"><text:s text:c="2"/>260 <text:s/>histroy</text:p>
      <text:p text:style-name="P1"><text:s text:c="2"/>261 <text:s/>who</text:p>
      <text:p text:style-name="P1"><text:s text:c="2"/>262 <text:s/>history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4:16:48.332548938</meta:creation-date>
    <dc:date>2024-06-21T14:24:19.464986795</dc:date>
    <meta:editing-duration>PT7M32S</meta:editing-duration>
    <meta:editing-cycles>1</meta:editing-cycles>
    <meta:document-statistic meta:table-count="0" meta:image-count="0" meta:object-count="0" meta:page-count="6" meta:paragraph-count="263" meta:word-count="919" meta:character-count="5162" meta:non-whitespace-character-count="3600"/>
    <meta:generator>LibreOffice/7.3.7.2$Linux_X86_64 LibreOffice_project/30$Build-2</meta:generator>
  </office:meta>
</office:document-meta>
</file>